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rame1" text:anchor-type="paragraph" svg:x="0.002cm" svg:y="-3.184cm" svg:width="16.99cm" draw:z-index="0"><draw:text-box fo:min-height="1.517cm"><text:p text:style-name="P15">%#include enTetes/CIAM/HEADER_CAISSE_PREST_CIAM_VIDE#%</text:p><text:p text:style-name="P12"/><text:p text:style-name="P12"/></draw:text-box></draw:frame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3"/>
      <text:p text:style-name="P20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CIAM/attFiscCIAM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10:19.98</dc:date>
    <meta:editing-cycles>102</meta:editing-cycles>
    <meta:editing-duration>PT5H36M25S</meta:editing-duration>
    <meta:document-statistic meta:table-count="4" meta:image-count="0" meta:object-count="0" meta:page-count="1" meta:paragraph-count="30" meta:word-count="33" meta:character-count="955"/>
    <meta:user-defined meta:name="Info 1"/>
    <meta:user-defined meta:name="Info 2"/>
    <meta:user-defined meta:name="Info 3"/>
    <meta:user-defined meta:name="Info 4"/>
  </office:meta>
</office:document-meta>
</file>